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 svg:font-family="" style:font-family-generic="roman"/>
    <style:font-face style:name="FreeSans1" svg:font-family="FreeSans" style:font-family-generic="swiss"/>
    <style:font-face style:name="Menlo" svg:font-family="Menlo" style:font-pitch="fixed"/>
    <style:font-face style:name="Liberation Serif" svg:font-family="'Liberation Serif'" style:font-family-generic="roman" style:font-pitch="variable"/>
    <style:font-face style:name="Carlito" svg:font-family="Carlito" style:font-family-generic="swiss" style:font-pitch="variable"/>
    <style:font-face style:name="Carlito1" svg:font-family="Carlito, 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arlito" fo:font-size="18pt" officeooo:rsid="00047a01" officeooo:paragraph-rsid="00047a01" style:font-size-asian="18pt" style:font-size-complex="18pt"/>
    </style:style>
    <style:style style:name="P2" style:family="paragraph" style:parent-style-name="Standard">
      <style:paragraph-properties fo:text-align="end" style:justify-single-word="false"/>
      <style:text-properties style:font-name="Carlito" officeooo:rsid="0002fdd9" officeooo:paragraph-rsid="000781f1"/>
    </style:style>
    <style:style style:name="P3" style:family="paragraph" style:parent-style-name="Standard">
      <style:paragraph-properties fo:text-align="start" style:justify-single-word="false"/>
      <style:text-properties style:font-name="Carlito" officeooo:rsid="0002fdd9" officeooo:paragraph-rsid="000781f1"/>
    </style:style>
    <style:style style:name="P4" style:family="paragraph" style:parent-style-name="Standard">
      <style:text-properties style:font-name="Carlito" officeooo:rsid="000526f6" officeooo:paragraph-rsid="000526f6"/>
    </style:style>
    <style:style style:name="P5" style:family="paragraph" style:parent-style-name="Standard">
      <style:text-properties style:font-name="Carlito" officeooo:rsid="000781f1" officeooo:paragraph-rsid="000781f1"/>
    </style:style>
    <style:style style:name="P6" style:family="paragraph" style:parent-style-name="Standard">
      <style:text-properties style:font-name="Menlo" officeooo:rsid="0002fdd9" officeooo:paragraph-rsid="0002fdd9"/>
    </style:style>
    <style:style style:name="P7" style:family="paragraph" style:parent-style-name="Standard">
      <style:text-properties style:font-name="Carlito" fo:font-style="normal" fo:font-weight="normal" officeooo:rsid="000526f6" officeooo:paragraph-rsid="000526f6"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Carlito" fo:font-style="normal" fo:font-weight="normal" officeooo:rsid="000526f6" officeooo:paragraph-rsid="000526f6" style:font-style-asian="normal" style:font-weight-asian="normal" style:font-style-complex="normal" style:font-weight-complex="normal"/>
    </style:style>
    <style:style style:name="P9" style:family="paragraph" style:parent-style-name="Standard">
      <style:text-properties style:font-name="Carlito" fo:font-style="normal" fo:font-weight="normal" officeooo:rsid="000781f1" officeooo:paragraph-rsid="000526f6" style:font-style-asian="normal" style:font-weight-asian="normal" style:font-style-complex="normal" style:font-weight-complex="normal"/>
    </style:style>
    <style:style style:name="P10" style:family="paragraph" style:parent-style-name="Standard">
      <style:text-properties style:font-name="Carlito" fo:font-style="normal" fo:font-weight="normal" officeooo:rsid="000781f1" officeooo:paragraph-rsid="000781f1"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Carlito" fo:font-style="normal" fo:font-weight="normal" officeooo:rsid="000781f1" officeooo:paragraph-rsid="000781f1" style:font-style-asian="normal" style:font-weight-asian="normal" style:font-style-complex="normal" style:font-weight-complex="normal"/>
    </style:style>
    <style:style style:name="P12" style:family="paragraph" style:parent-style-name="Standard">
      <style:text-properties style:font-name="Carlito" fo:font-style="normal" fo:font-weight="normal" officeooo:rsid="00087a30" officeooo:paragraph-rsid="000781f1" style:font-style-asian="normal" style:font-weight-asian="normal" style:font-style-complex="normal" style:font-weight-complex="normal"/>
    </style:style>
    <style:style style:name="P13" style:family="paragraph" style:parent-style-name="Standard">
      <style:text-properties style:font-name="Carlito" fo:font-style="normal" fo:font-weight="normal" officeooo:rsid="001ee77d" officeooo:paragraph-rsid="001ee77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Carlito" fo:font-style="normal" fo:font-weight="normal" officeooo:rsid="001ee77d" officeooo:paragraph-rsid="001ee77d" style:font-style-asian="normal" style:font-weight-asian="normal" style:font-style-complex="normal" style:font-weight-complex="normal"/>
    </style:style>
    <style:style style:name="P15" style:family="paragraph" style:parent-style-name="Standard" style:list-style-name="L2">
      <style:paragraph-properties fo:text-align="justify" style:justify-single-word="false"/>
      <style:text-properties style:font-name="Carlito" fo:font-style="normal" fo:font-weight="normal" officeooo:rsid="001ee77d" officeooo:paragraph-rsid="001ee77d"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style:font-name="Carlito" fo:font-style="normal" fo:font-weight="normal" officeooo:rsid="001ee77d" officeooo:paragraph-rsid="001ee77d" style:font-style-asian="normal" style:font-weight-asian="normal" style:font-style-complex="normal" style:font-weight-complex="normal"/>
    </style:style>
    <style:style style:name="P17" style:family="paragraph" style:parent-style-name="Standard">
      <style:text-properties style:font-name="Carlito" fo:font-style="normal" fo:font-weight="bold" officeooo:rsid="001fdae5" officeooo:paragraph-rsid="001fdae5" style:font-style-asian="normal" style:font-weight-asian="bold" style:font-style-complex="normal" style:font-weight-complex="bold"/>
    </style:style>
    <style:style style:name="P18" style:family="paragraph" style:parent-style-name="Standard" style:list-style-name="L3">
      <style:paragraph-properties fo:text-align="justify" style:justify-single-word="false"/>
      <style:text-properties style:font-name="Carlito" fo:font-style="normal" fo:font-weight="bold" officeooo:rsid="001fdae5" officeooo:paragraph-rsid="001fdae5"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style:font-name="Carlito" officeooo:rsid="000526f6" officeooo:paragraph-rsid="000526f6"/>
    </style:style>
    <style:style style:name="P20" style:family="paragraph" style:parent-style-name="Standard">
      <style:paragraph-properties fo:text-align="justify" style:justify-single-word="false"/>
      <style:text-properties style:font-name="Carlito" officeooo:rsid="000781f1" officeooo:paragraph-rsid="000781f1"/>
    </style:style>
    <style:style style:name="P21" style:family="paragraph" style:parent-style-name="Standard">
      <style:paragraph-properties fo:text-align="end" style:justify-single-word="false"/>
      <style:text-properties style:font-name="Carlito" officeooo:rsid="0005dd34" officeooo:paragraph-rsid="000ed8c9"/>
    </style:style>
    <style:style style:name="P22" style:family="paragraph" style:parent-style-name="Standard">
      <style:paragraph-properties fo:text-align="center" style:justify-single-word="false"/>
      <style:text-properties officeooo:paragraph-rsid="001fdae5"/>
    </style:style>
    <style:style style:name="P23" style:family="paragraph" style:parent-style-name="Standard" style:list-style-name="L5">
      <style:paragraph-properties fo:text-align="justify" style:justify-single-word="false"/>
      <style:text-properties officeooo:rsid="0021b152" officeooo:paragraph-rsid="0021b152"/>
    </style:style>
    <style:style style:name="P24" style:family="paragraph" style:parent-style-name="Standard">
      <style:paragraph-properties fo:text-align="center" style:justify-single-word="false"/>
      <style:text-properties fo:color="#660066" style:font-name="Carlito" fo:font-size="22pt" fo:font-weight="bold" officeooo:rsid="00047a01" officeooo:paragraph-rsid="00047a01" style:font-size-asian="22pt" style:font-weight-asian="bold" style:font-size-complex="22pt" style:font-weight-complex="bold"/>
    </style:style>
    <style:style style:name="P25" style:family="paragraph" style:parent-style-name="Standard">
      <style:text-properties fo:color="#006699" style:font-name="Carlito" fo:font-size="14pt" fo:font-weight="bold" officeooo:rsid="000526f6" officeooo:paragraph-rsid="000526f6" style:font-size-asian="14pt" style:font-weight-asian="bold" style:font-size-complex="14pt" style:font-weight-complex="bold"/>
    </style:style>
    <style:style style:name="P26" style:family="paragraph" style:parent-style-name="Standard">
      <style:text-properties fo:color="#006699" style:font-name="Carlito" fo:font-size="14pt" fo:font-style="normal" fo:font-weight="bold" officeooo:rsid="001ee77d" officeooo:paragraph-rsid="001ee77d" style:font-size-asian="14pt" style:font-style-asian="normal" style:font-weight-asian="bold" style:font-size-complex="14pt" style:font-style-complex="normal" style:font-weight-complex="bold"/>
    </style:style>
    <style:style style:name="P27" style:family="paragraph" style:parent-style-name="Standard">
      <style:text-properties fo:color="#006699" style:font-name="Carlito" fo:font-size="14pt" fo:font-style="normal" fo:font-weight="bold" officeooo:rsid="001fdae5" officeooo:paragraph-rsid="001fdae5" style:font-size-asian="14pt" style:font-style-asian="normal" style:font-weight-asian="bold" style:font-size-complex="14pt" style:font-style-complex="normal" style:font-weight-complex="bold"/>
    </style:style>
    <style:style style:name="P28" style:family="paragraph" style:parent-style-name="Standard">
      <style:paragraph-properties fo:text-align="center" style:justify-single-word="false"/>
      <style:text-properties fo:color="#006699" fo:font-style="italic" fo:font-weight="bold" officeooo:rsid="0025b603" officeooo:paragraph-rsid="0025b603" style:font-style-asian="italic" style:font-weight-asian="bold" style:font-style-complex="italic" style:font-weight-complex="bold"/>
    </style:style>
    <style:style style:name="P29" style:family="paragraph" style:parent-style-name="Standard" style:list-style-name="L5">
      <style:paragraph-properties fo:text-align="justify" style:justify-single-word="false"/>
      <style:text-properties officeooo:paragraph-rsid="001fdae5"/>
    </style:style>
    <style:style style:name="P30" style:family="paragraph" style:parent-style-name="Standard">
      <style:paragraph-properties fo:break-before="page"/>
      <style:text-properties fo:color="#006699" style:font-name="Carlito" fo:font-style="normal" fo:font-weight="bold" officeooo:rsid="000781f1" officeooo:paragraph-rsid="000781f1" style:font-style-asian="normal" style:font-weight-asian="bold" style:font-style-complex="normal" style:font-weight-complex="bold"/>
    </style:style>
    <style:style style:name="P31" style:family="paragraph" style:parent-style-name="Footer">
      <style:text-properties style:font-name="Carlito"/>
    </style:style>
    <style:style style:name="P32" style:family="paragraph">
      <style:paragraph-properties fo:text-align="center"/>
      <style:text-properties style:font-name="Carlito" fo:font-weight="bold" style:font-weight-asian="bold" style:font-weight-complex="bold"/>
    </style:style>
    <style:style style:name="P33" style:family="paragraph">
      <style:paragraph-properties fo:text-align="center"/>
    </style:style>
    <style:style style:name="P34" style:family="paragraph">
      <loext:graphic-properties draw:fill-color="#990066"/>
      <style:paragraph-properties fo:text-align="center"/>
      <style:text-properties fo:color="#dddddd" style:font-name="Carlito" fo:font-size="12pt"/>
    </style:style>
    <style:style style:name="P35" style:family="paragraph">
      <loext:graphic-properties draw:fill-color="#990066"/>
      <style:paragraph-properties fo:text-align="center"/>
      <style:text-properties fo:color="#dddddd" style:font-name="Carlito" fo:font-size="9pt" style:font-size-asian="9pt" style:font-size-complex="9pt"/>
    </style:style>
    <style:style style:name="P36" style:family="paragraph">
      <style:text-properties style:font-name="Carlito" fo:font-style="italic" style:font-style-asian="italic" style:font-style-complex="italic"/>
    </style:style>
    <style:style style:name="P37" style:family="paragraph">
      <loext:graphic-properties draw:fill="none" draw:fill-color="#ffffff"/>
      <style:text-properties style:font-name="Carlito" fo:font-style="italic" style:font-style-asian="italic" style:font-style-complex="italic"/>
    </style:style>
    <style:style style:name="P38" style:family="paragraph">
      <loext:graphic-properties draw:fill-color="#ff00cc"/>
      <style:paragraph-properties fo:text-align="center"/>
    </style:style>
    <style:style style:name="P39" style:family="paragraph">
      <style:paragraph-properties fo:text-align="center"/>
      <style:text-properties style:font-name="Carlito" fo:font-style="italic" style:font-style-asian="italic" style:font-style-complex="italic"/>
    </style:style>
    <style:style style:name="P40" style:family="paragraph">
      <loext:graphic-properties draw:fill="none" draw:fill-color="#ffffff"/>
      <style:paragraph-properties fo:text-align="center"/>
      <style:text-properties style:font-name="Carlito" fo:font-style="italic" style:font-style-asian="italic" style:font-style-complex="italic"/>
    </style:style>
    <style:style style:name="P41" style:family="paragraph">
      <loext:graphic-properties draw:fill="none" draw:fill-color="#ffffff"/>
      <style:text-properties style:font-name="Carlito" fo:font-size="12pt" fo:font-style="italic" style:font-style-asian="italic" style:font-style-complex="italic"/>
    </style:style>
    <style:style style:name="P42" style:family="paragraph">
      <style:paragraph-properties fo:text-align="center"/>
      <style:text-properties fo:font-style="italic" style:text-underline-style="none" fo:font-weight="bold" style:font-style-asian="italic" style:font-weight-asian="bold" style:font-style-complex="italic" style:font-weight-complex="bold"/>
    </style:style>
    <style:style style:name="P43" style:family="paragraph">
      <loext:graphic-properties draw:fill="none" draw:fill-color="#ffffff"/>
      <style:paragraph-properties fo:text-align="center"/>
      <style:text-properties style:font-name="Carlito" fo:font-size="12pt" fo:font-style="italic" style:text-underline-style="none" fo:font-weight="bold" style:font-style-asian="italic" style:font-weight-asian="bold" style:font-style-complex="italic" style:font-weight-complex="bold"/>
    </style:style>
    <style:style style:name="T1" style:family="text">
      <style:text-properties officeooo:rsid="000526f6"/>
    </style:style>
    <style:style style:name="T2" style:family="text">
      <style:text-properties fo:font-weight="bold" style:font-weight-asian="bold" style:font-weight-complex="bold"/>
    </style:style>
    <style:style style:name="T3" style:family="text">
      <style:text-properties fo:font-weight="bold" officeooo:rsid="0005dd34" style:font-weight-asian="bold" style:font-weight-complex="bold"/>
    </style:style>
    <style:style style:name="T4" style:family="text">
      <style:text-properties fo:font-weight="bold" officeooo:rsid="000781f1" style:font-weight-asian="bold" style:font-weight-complex="bold"/>
    </style:style>
    <style:style style:name="T5" style:family="text">
      <style:text-properties fo:font-weight="bold" officeooo:rsid="000a2603"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officeooo:rsid="000a2603"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f457b"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5dd34" style:font-style-asian="normal" style:font-weight-asian="normal" style:font-style-complex="normal" style:font-weight-complex="normal"/>
    </style:style>
    <style:style style:name="T13" style:family="text">
      <style:text-properties fo:font-style="normal" fo:font-weight="normal" officeooo:rsid="000781f1" style:font-style-asian="normal" style:font-weight-asian="normal" style:font-style-complex="normal" style:font-weight-complex="normal"/>
    </style:style>
    <style:style style:name="T14" style:family="text">
      <style:text-properties fo:font-style="normal" fo:font-weight="normal" officeooo:rsid="00087a30"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005dd34" style:font-style-asian="normal" style:font-style-complex="normal"/>
    </style:style>
    <style:style style:name="T17" style:family="text">
      <style:text-properties officeooo:rsid="0005dd34"/>
    </style:style>
    <style:style style:name="T18" style:family="text">
      <style:text-properties officeooo:rsid="00047a01"/>
    </style:style>
    <style:style style:name="T19" style:family="text">
      <style:text-properties fo:font-size="14pt"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style="normal" fo:font-weight="bold" officeooo:rsid="00087a30" style:font-size-asian="14pt" style:font-style-asian="normal" style:font-weight-asian="bold" style:font-size-complex="14pt" style:font-style-complex="normal" style:font-weight-complex="bold"/>
    </style:style>
    <style:style style:name="T22" style:family="text">
      <style:text-properties officeooo:rsid="000a2603"/>
    </style:style>
    <style:style style:name="T23" style:family="text">
      <style:text-properties style:font-name="Carlito"/>
    </style:style>
    <style:style style:name="T24" style:family="text">
      <style:text-properties style:font-name="Carlito" fo:font-style="normal" fo:font-weight="normal" style:font-style-asian="normal" style:font-weight-asian="normal" style:font-style-complex="normal" style:font-weight-complex="normal"/>
    </style:style>
    <style:style style:name="T25" style:family="text">
      <style:text-properties style:font-name="Carlito" fo:font-style="normal" fo:font-weight="normal" officeooo:rsid="001fdae5" style:font-style-asian="normal" style:font-weight-asian="normal" style:font-style-complex="normal" style:font-weight-complex="normal"/>
    </style:style>
    <style:style style:name="T26" style:family="text">
      <style:text-properties style:font-name="Carlito" fo:font-style="normal" fo:font-weight="bold" style:font-style-asian="normal" style:font-weight-asian="bold" style:font-style-complex="normal" style:font-weight-complex="bold"/>
    </style:style>
    <style:style style:name="T27" style:family="text">
      <style:text-properties style:font-name="Carlito" fo:font-style="normal" fo:font-weight="bold" officeooo:rsid="001fdae5" style:font-style-asian="normal" style:font-weight-asian="bold" style:font-style-complex="normal" style:font-weight-complex="bold"/>
    </style:style>
    <style:style style:name="T28" style:family="text">
      <style:text-properties style:font-name="Carlito" fo:font-style="normal" style:font-style-asian="normal" style:font-style-complex="normal"/>
    </style:style>
    <style:style style:name="T29" style:family="text">
      <style:text-properties style:font-name="Carlito" fo:font-style="normal" officeooo:rsid="001fdae5" style:font-style-asian="normal" style:font-style-complex="normal"/>
    </style:style>
    <style:style style:name="T30" style:family="text">
      <style:text-properties style:font-name="Carlito" fo:font-style="italic" fo:font-weight="normal" style:font-style-asian="italic" style:font-weight-asian="normal" style:font-style-complex="italic" style:font-weight-complex="normal"/>
    </style:style>
    <style:style style:name="T31" style:family="text">
      <style:text-properties style:font-name="Carlito" fo:font-style="italic" fo:font-weight="normal" officeooo:rsid="001fdae5" style:font-style-asian="italic" style:font-weight-asian="normal" style:font-style-complex="italic" style:font-weight-complex="normal"/>
    </style:style>
    <style:style style:name="T32" style:family="text">
      <style:text-properties style:font-name="Carlito" officeooo:rsid="001fdae5"/>
    </style:style>
    <style:style style:name="T33" style:family="text">
      <style:text-properties fo:color="#006699" fo:font-size="14pt" fo:font-weight="bold" style:font-size-asian="14pt" style:font-weight-asian="bold" style:font-size-complex="14pt" style:font-weight-complex="bold"/>
    </style:style>
    <style:style style:name="T34" style:family="text">
      <style:text-properties fo:color="#006699" fo:font-size="14pt" fo:font-style="normal" fo:font-weight="bold" officeooo:rsid="00087a30" style:font-size-asian="14pt" style:font-style-asian="normal" style:font-weight-asian="bold" style:font-size-complex="14pt" style:font-style-complex="normal" style:font-weight-complex="bold"/>
    </style:style>
    <style:style style:name="T35" style:family="text">
      <style:text-properties style:font-name="Carlito" fo:font-size="15pt" fo:font-weight="bold" style:font-size-asian="13pt" style:font-weight-asian="bold" style:font-size-complex="15pt" style:font-weight-complex="bold"/>
    </style:style>
    <style:style style:name="T36" style:family="text">
      <style:text-properties fo:color="#dddddd" style:font-name="Carlito" fo:font-size="9pt" style:font-size-asian="7pt" style:font-size-complex="9pt"/>
    </style:style>
    <style:style style:name="T37" style:family="text">
      <style:text-properties fo:color="#dddddd" style:font-name="Carlito" fo:font-size="9pt" style:font-size-asian="9pt" style:font-size-complex="9pt"/>
    </style:style>
    <style:style style:name="T38" style:family="text">
      <style:text-properties style:font-name="Carlito" fo:font-size="9pt" fo:font-style="italic" style:font-size-asian="7pt" style:font-style-asian="italic" style:font-size-complex="9pt" style:font-style-complex="italic"/>
    </style:style>
    <style:style style:name="T39" style:family="text">
      <style:text-properties style:font-name="Carlito" fo:font-size="10pt" fo:font-style="italic" style:text-underline-style="none" fo:font-weight="bold" style:font-size-asian="8pt" style:font-style-asian="italic" style:font-weight-asian="bold" style:font-size-complex="10pt" style:font-style-complex="italic"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159cm" fo:min-width="3.82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311cm" fo:min-width="3.805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color="#990066" draw:textarea-horizontal-align="justify" draw:textarea-vertical-align="middle" draw:auto-grow-height="false" fo:min-height="1.002cm" fo:min-width="3.0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color="#990066" draw:textarea-horizontal-align="justify" draw:textarea-vertical-align="middle" draw:auto-grow-height="false" fo:min-height="1cm" fo:min-width="3.025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cm" svg:stroke-color="#009900" draw:marker-start-width="0.353cm" draw:marker-end-width="0.353cm" draw:fill-color="#ff00cc"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619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399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vertical-align="middle" draw:auto-grow-height="false" fo:min-height="1.185cm" fo:min-width="1.08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Groupe </text:span><text:span text:style-name="T17">: </text:span>Baptiste Bouvier - <text:span text:style-name="T18">Damien Wykland - Ancelin Serre</text:span></text:p>
      <text:p text:style-name="P2"/>
      <text:p text:style-name="P24">TP5 Réseaux : <text:span text:style-name="T1">Programmation d’une application client/serveur</text:span></text:p>
      <text:p text:style-name="P1">Compte-Rendu</text:p>
      <text:p text:style-name="P6"/>
      <text:p text:style-name="P25">Cahier des charges :</text:p>
      <text:p text:style-name="P4"/>
      <text:p text:style-name="P19"><text:tab/>Durant ce TP, nous avons eu pour objectif de réaliser une application client/serveur en utilisant le langage C. Pour ce faire, il nous a été demandé d’illustrer ce programme avec un jeu classique : <text:span text:style-name="T2">le jeu du pendu</text:span><text:span text:style-name="T6">. Nous allons donc résumer dans ce cahier des charges les différentes tâches que les deux programmes principaux </text:span><text:span text:style-name="T7">client.c </text:span><text:span text:style-name="T11">et </text:span><text:span text:style-name="T7">serveur.c</text:span><text:span text:style-name="T11"> auront à réaliser afin de permettre à un utilisateur de jouer convenablement.</text:span></text:p>
      <text:p text:style-name="P7"/>
      <text:p text:style-name="P7"><text:span text:style-name="T33">Rappel des règles du jeu du pendu :</text:span> </text:p>
      <text:p text:style-name="P7"/>
      <text:p text:style-name="P8"><text:tab/>Le jeu du pendu dispose de règles relativement simple. D’ordinaire, c’est un jeu qui se joue à deux. Dans un premier temps, le joueur 1 se charge de déterminer un mot à faire deviner au joueur 2. Une fois se mot trouvé par le joueur 1, ce dernier se doit de donner le nombre de caractères du mot au joueur 2. Dans un second temps, on entre dans la phase de jeu, dans cette dernière, le joueur 2 à pour mission de trouver le mot choisi par le joueur 1 en donnant un chaque tour une lettre au joueur 1 ; si la lettre donnée est présente dans le mot, le joueur 1 met à jour le mot vu par le joueur 2 avec les lettres trouvées. Dans le cas contraire, le joueur 1 commence à dessiner un pendu avec un trait. Lorsque le mot est trouvé, le joueur 2 remporte la partie, lorsque le pendu est totalement dessiné, le joueur 1 remporte la partie. </text:p>
      <text:p text:style-name="P8"/>
      <text:p text:style-name="P25"><text:span text:style-name="T15">Adaptation à no</text:span><text:span text:style-name="T16">tre </text:span><text:span text:style-name="T15">application :</text:span></text:p>
      <text:p text:style-name="P7"/>
      <text:p text:style-name="P19"><text:span text:style-name="T11"><text:tab/></text:span><text:span text:style-name="T12">Dans notre cas particulier, il n’y aura qu’un seul et unique joueur : le client. Le serveur aura pour sa part le rôle du maître de jeu qui s’apparente au joueur 1. En effet, il aura pour tâches principales d’initialiser le mot à trouver et de vérifier à chaque tour si la lettre donnée est présente dans ce même mot. Si la lettre est présente, le serveur en informera le client en mettant à jour le mot vu par le ce dernier de la même manière que le joueur 1 le ferait avec le joueur 2 dans le cadre d’une partie classique. La différence principale entre le jeu classique et notre version est que le serveur ne va pas dessiner un pendu sur le terminal du client ce qui en plus d’être laborieux ne serait pas très esthétique, voire visuel. Nous avons donc choisi de faire choisir le nombre de vies au joueur (donc au client) ce qui revient à choisir la difficulté de la partie car il devra choisir ce nombre de vies avant de connaître la longueur du mot. Le serveur se chargera donc de mettre à jour ce nombre de vies si une lettre donnée n’est pas présente dans le mot. Finalement, la partie est remportée par le client lorsque ce dernier </text:span><text:span text:style-name="T13">trouve le mot (idem jeu classique) ou la partie est perdue par le client lorsque ce dernier n’a plus de vies.</text:span></text:p>
      <text:p text:style-name="P9"/>
      <text:p text:style-name="P30"><text:span text:style-name="T19">Choix techniques :</text:span></text:p>
      <text:p text:style-name="P10"/>
      <text:p text:style-name="P20"><text:span text:style-name="T11">- </text:span><text:span text:style-name="T9">Prot</text:span><text:span text:style-name="T10">o</text:span><text:span text:style-name="T9">cole Transport</text:span><text:span text:style-name="T11"> : Même si il est souvent d’usage d’utiliser le protocole UDP quand on travaille avec des jeux vidéos, nous avons choisi d’utiliser le protocole TCP </text:span><text:span text:style-name="T14">pour avoir un serveur orienté « connexion »</text:span><text:span text:style-name="T11"> d’abord parce que dans notre cas, on a un simple dialogue entre le client et le serveur qui suit un parcours bien déterminé donc l’UDP n’aurait pas eu de grand intérêt </text:span><text:span text:style-name="T14">(le client est toujours à l’initiative de l’échange)</text:span><text:span text:style-name="T11"> et parce qu’il est plus aisé de mettre en place </text:span><text:span text:style-name="T14">le protocole TCP via les fonctions qui nous sont fournies.</text:span><text:span text:style-name="T11"> </text:span></text:p>
      <text:p text:style-name="P11"/>
      <text:p text:style-name="P20"><text:span text:style-name="T11">- </text:span><text:span text:style-name="T9">Serveur parallèle</text:span><text:span text:style-name="T11"> : Afin de proposer le jeu à plusieurs personnes en même temps, nous avons choisi d’implémenter un serveur parallèle capable de créer des processus différents pour chaque nouvelle partie. Pour cela, nous avons été amené à utiliser la fonction C : </text:span><text:span text:style-name="T7">fork() </text:span><text:span text:style-name="T11">permettant de créer un processus fils du processus en cours (père).</text:span></text:p>
      <text:p text:style-name="P20"><text:span text:style-name="T11"/></text:p>
      <text:p text:style-name="P5"><text:span text:style-name="T7"><text:s/></text:span><text:span text:style-name="T34">Algorithme de l’application :</text:span></text:p>
      <text:p text:style-name="P12"><draw:custom-shape text:anchor-type="paragraph" draw:z-index="1" draw:name="Forme1" draw:style-name="gr2" draw:text-style-name="P32" svg:width="3.805cm" svg:height="1.311cm" svg:x="13.208cm" svg:y="0.34cm"><text:p text:style-name="P32"><text:span text:style-name="T35">Client</text:span></text:p><draw:enhanced-geometry svg:viewBox="0 0 21600 21600" draw:mirror-horizontal="false" draw:mirror-vertical="false" draw:type="rectangle" draw:enhanced-path="M 0 0 L 21600 0 21600 21600 0 21600 0 0 Z N"/></draw:custom-shape><draw:custom-shape text:anchor-type="paragraph" draw:z-index="0" draw:name="Forme1" draw:style-name="gr1" draw:text-style-name="P32" svg:width="3.83cm" svg:height="1.16cm" svg:x="0.104cm" svg:y="0.392cm"><text:p text:style-name="P32"><text:span text:style-name="T35">Serveur</text:span></text:p><draw:enhanced-geometry svg:viewBox="0 0 21600 21600" draw:mirror-horizontal="false" draw:mirror-vertical="false" draw:type="rectangle" draw:enhanced-path="M 0 0 L 21600 0 21600 21600 0 21600 0 0 Z N"/></draw:custom-shape></text:p>
      <text:p text:style-name="P12"><draw:line text:anchor-type="paragraph" draw:z-index="2" draw:name="Forme2" draw:style-name="gr3" draw:text-style-name="P33" svg:x1="0.758cm" svg:y1="1.034cm" svg:x2="0.832cm" svg:y2="14.716cm"><text:p/></draw:line><draw:line text:anchor-type="paragraph" draw:z-index="3" draw:name="Forme2" draw:style-name="gr3" draw:text-style-name="P33" svg:x1="16.457cm" svg:y1="1.134cm" svg:x2="16.531cm" svg:y2="14.665cm"><text:p/></draw:line><draw:custom-shape text:anchor-type="paragraph" draw:z-index="4" draw:name="Forme3" draw:style-name="gr4" draw:text-style-name="P34" svg:width="3.051cm" svg:height="1.003cm" svg:x="0.457cm" svg:y="1.214cm"><text:p text:style-name="P33"><text:span text:style-name="T36">Création du socket </text:span></text:p><text:p text:style-name="P33"><text:span text:style-name="T36">d’écoute</text:span></text:p><draw:enhanced-geometry svg:viewBox="0 0 21600 21600" draw:type="rectangle" draw:enhanced-path="M 0 0 L 21600 0 21600 21600 0 21600 0 0 Z N"/></draw:custom-shape><draw:custom-shape text:anchor-type="paragraph" draw:z-index="5" draw:name="Forme3" draw:style-name="gr5" draw:text-style-name="P35" svg:width="3.026cm" svg:height="1.001cm" svg:x="0.457cm" svg:y="2.325cm"><text:p text:style-name="P33"><text:span text:style-name="T37">Mise en écoute du</text:span></text:p><text:p text:style-name="P33"><text:span text:style-name="T37">socket</text:span></text:p><draw:enhanced-geometry svg:viewBox="0 0 21600 21600" draw:type="rectangle" draw:enhanced-path="M 0 0 L 21600 0 21600 21600 0 21600 0 0 Z N"/></draw:custom-shape><draw:custom-shape text:anchor-type="paragraph" draw:z-index="6" draw:name="Forme3" draw:style-name="gr4" draw:text-style-name="P34" svg:width="3.051cm" svg:height="1.003cm" svg:x="13.887cm" svg:y="1.339cm"><text:p text:style-name="P33"><text:span text:style-name="T36">Création du socket </text:span></text:p><text:p text:style-name="P33"><text:span text:style-name="T36">client</text:span></text:p><draw:enhanced-geometry svg:viewBox="0 0 21600 21600" draw:type="rectangle" draw:enhanced-path="M 0 0 L 21600 0 21600 21600 0 21600 0 0 Z N"/></draw:custom-shape><draw:custom-shape text:anchor-type="paragraph" draw:z-index="7" draw:name="Forme3" draw:style-name="gr4" draw:text-style-name="P34" svg:width="3.051cm" svg:height="1.003cm" svg:x="13.887cm" svg:y="2.473cm"><text:p text:style-name="P33"><text:span text:style-name="T36">Connexion vers le</text:span></text:p><text:p text:style-name="P33"><text:span text:style-name="T36">socket distant</text:span></text:p><draw:enhanced-geometry svg:viewBox="0 0 21600 21600" draw:type="rectangle" draw:enhanced-path="M 0 0 L 21600 0 21600 21600 0 21600 0 0 Z N"/></draw:custom-shape><draw:line text:anchor-type="paragraph" draw:z-index="8" draw:name="Forme4" draw:style-name="gr3" draw:text-style-name="P33" svg:x1="13.887cm" svg:y1="3.002cm" svg:x2="0.758cm" svg:y2="3.582cm"><text:p/></draw:line><draw:frame text:anchor-type="paragraph" draw:z-index="9" draw:name="Forme5" draw:style-name="gr6" draw:text-style-name="P37" svg:width="3.176cm" svg:height="1.167cm" svg:x="3.933cm" svg:y="1.235cm"><draw:text-box><text:p text:style-name="P36"><text:span text:style-name="T38"><text:s/></text:span><text:span text:style-name="T38">Ex :</text:span></text:p><text:p text:style-name="P36"><text:span text:style-name="T38">Adr : 200.0.0.1</text:span></text:p><text:p text:style-name="P36"><text:span text:style-name="T38">Port : 42653</text:span></text:p></draw:text-box></draw:frame><draw:frame text:anchor-type="paragraph" draw:z-index="10" draw:name="Forme5" draw:style-name="gr7" draw:text-style-name="P37" svg:width="4.765cm" svg:height="0.705cm" svg:x="9.123cm" svg:y="2.473cm"><draw:text-box><text:p text:style-name="P36"><text:span text:style-name="T38">Connexion vers 200.0.0.1:42653 ...</text:span></text:p></draw:text-box></draw:frame><draw:custom-shape text:anchor-type="paragraph" draw:z-index="11" draw:name="Forme3" draw:style-name="gr5" draw:text-style-name="P35" svg:width="3.026cm" svg:height="1.001cm" svg:x="0.457cm" svg:y="3.582cm"><text:p text:style-name="P33"><text:span text:style-name="T37">Acceptation de la</text:span></text:p><text:p text:style-name="P33"><text:span text:style-name="T37">Connexion</text:span></text:p><draw:enhanced-geometry svg:viewBox="0 0 21600 21600" draw:type="rectangle" draw:enhanced-path="M 0 0 L 21600 0 21600 21600 0 21600 0 0 Z N"/></draw:custom-shape><draw:line text:anchor-type="paragraph" draw:z-index="12" draw:name="Forme4" draw:style-name="gr3" draw:text-style-name="P33" svg:x1="16.457cm" svg:y1="5.043cm" svg:x2="0.758cm" svg:y2="4.583cm"><text:p/></draw:line><draw:frame text:anchor-type="paragraph" draw:z-index="13" draw:name="Forme5" draw:style-name="gr7" draw:text-style-name="P37" svg:width="4.765cm" svg:height="0.705cm" svg:x="3.708cm" svg:y="4.186cm"><draw:text-box><text:p text:style-name="P36"><text:span text:style-name="T38">Liaison établie, début de la partie …</text:span></text:p></draw:text-box></draw:frame><draw:custom-shape text:anchor-type="paragraph" draw:z-index="14" draw:name="Forme3" draw:style-name="gr5" draw:text-style-name="P35" svg:width="3.026cm" svg:height="1.001cm" svg:x="0.457cm" svg:y="4.792cm"><text:p text:style-name="P33"><text:span text:style-name="T37">Création nouveau</text:span></text:p><text:p text:style-name="P33"><text:span text:style-name="T37">Processus ( Fork )</text:span></text:p><draw:enhanced-geometry svg:viewBox="0 0 21600 21600" draw:type="rectangle" draw:enhanced-path="M 0 0 L 21600 0 21600 21600 0 21600 0 0 Z N"/></draw:custom-shape><draw:custom-shape text:anchor-type="paragraph" draw:z-index="15" draw:name="Forme3" draw:style-name="gr4" draw:text-style-name="P34" svg:width="3.051cm" svg:height="1.003cm" svg:x="13.861cm" svg:y="5.168cm"><text:p text:style-name="P33"><text:span text:style-name="T36">Choix et envoi de la</text:span></text:p><text:p text:style-name="P33"><text:span text:style-name="T36">difficulté</text:span></text:p><draw:enhanced-geometry svg:viewBox="0 0 21600 21600" draw:type="rectangle" draw:enhanced-path="M 0 0 L 21600 0 21600 21600 0 21600 0 0 Z N"/></draw:custom-shape><draw:line text:anchor-type="paragraph" draw:z-index="16" draw:name="Forme6" draw:style-name="gr8" draw:text-style-name="P38" svg:x1="2.395cm" svg:y1="5.793cm" svg:x2="2.444cm" svg:y2="14.796cm"><text:p/></draw:line><draw:frame text:anchor-type="paragraph" draw:z-index="17" draw:name="Forme5" draw:style-name="gr9" draw:text-style-name="P40" svg:width="2.486cm" svg:height="0.779cm" svg:x="-1.318cm" svg:y="5.925cm"><draw:text-box><text:p text:style-name="P39"><text:span text:style-name="T38">Processus </text:span></text:p><text:p text:style-name="P39"><text:span text:style-name="T38">principal</text:span></text:p></draw:text-box></draw:frame><draw:frame text:anchor-type="paragraph" draw:z-index="18" draw:name="Forme5" draw:style-name="gr7" draw:text-style-name="P37" svg:width="2.486cm" svg:height="0.779cm" svg:x="2.136cm" svg:y="5.893cm"><draw:text-box><text:p text:style-name="P39"><text:span text:style-name="T38">Processus </text:span></text:p><text:p text:style-name="P39"><text:span text:style-name="T38">fils</text:span></text:p></draw:text-box></draw:frame><draw:line text:anchor-type="paragraph" draw:z-index="19" draw:name="Forme4" draw:style-name="gr3" draw:text-style-name="P33" svg:x1="16.457cm" svg:y1="6.17cm" svg:x2="2.395cm" svg:y2="6.964cm"><text:p/></draw:line><draw:frame text:anchor-type="paragraph" draw:z-index="20" draw:name="Forme5" draw:style-name="gr10" draw:text-style-name="P41" svg:width="4.765cm" svg:height="0.399cm" svg:x="10.356cm" svg:y="5.906cm"><draw:text-box><text:p><text:span text:style-name="T38">Entier entre 0..9 ...</text:span></text:p></draw:text-box></draw:frame><draw:custom-shape text:anchor-type="paragraph" draw:z-index="21" draw:name="Forme3" draw:style-name="gr5" draw:text-style-name="P35" svg:width="3.026cm" svg:height="1.001cm" svg:x="1.074cm" svg:y="6.964cm"><text:p text:style-name="P33"><text:span text:style-name="T37">Choix d’un mot</text:span></text:p><text:p text:style-name="P33"><text:span text:style-name="T37">Au hasard</text:span></text:p><draw:enhanced-geometry svg:viewBox="0 0 21600 21600" draw:type="rectangle" draw:enhanced-path="M 0 0 L 21600 0 21600 21600 0 21600 0 0 Z N"/></draw:custom-shape><draw:line text:anchor-type="paragraph" draw:z-index="22" draw:name="Forme4" draw:style-name="gr3" draw:text-style-name="P33" svg:x1="16.457cm" svg:y1="8.109cm" svg:x2="2.395cm" svg:y2="7.964cm"><text:p/></draw:line><draw:frame text:anchor-type="paragraph" draw:z-index="23" draw:name="Forme5" draw:style-name="gr11" draw:text-style-name="P41" svg:width="5.802cm" svg:height="0.779cm" svg:x="4.636cm" svg:y="7.565cm"><draw:text-box><text:p><text:span text:style-name="T38">Envoi du mot avec les caractères cachés ...</text:span></text:p></draw:text-box></draw:frame><draw:custom-shape text:anchor-type="paragraph" draw:z-index="24" draw:name="Forme3" draw:style-name="gr4" draw:text-style-name="P34" svg:width="3.051cm" svg:height="1.003cm" svg:x="13.91cm" svg:y="8.285cm"><text:p text:style-name="P33"><text:span text:style-name="T36">Choix et envoi d’un</text:span></text:p><text:p text:style-name="P33"><text:span text:style-name="T36">caractère</text:span></text:p><draw:enhanced-geometry svg:viewBox="0 0 21600 21600" draw:type="rectangle" draw:enhanced-path="M 0 0 L 21600 0 21600 21600 0 21600 0 0 Z N"/></draw:custom-shape><draw:line text:anchor-type="paragraph" draw:z-index="25" draw:name="Forme4" draw:style-name="gr3" draw:text-style-name="P33" svg:x1="16.531cm" svg:y1="9.287cm" svg:x2="2.445cm" svg:y2="9.522cm"><text:p/></draw:line><draw:frame text:anchor-type="paragraph" draw:z-index="26" draw:name="Forme5" draw:style-name="gr11" draw:text-style-name="P41" svg:width="5.802cm" svg:height="0.779cm" svg:x="10.73cm" svg:y="8.929cm"><draw:text-box><text:p><text:span text:style-name="T38">Envoi du caractère ...</text:span></text:p></draw:text-box></draw:frame><draw:custom-shape text:anchor-type="paragraph" draw:z-index="27" draw:name="Forme3" draw:style-name="gr5" draw:text-style-name="P35" svg:width="3.026cm" svg:height="1.001cm" svg:x="1.074cm" svg:y="9.634cm"><text:p text:style-name="P33"><text:span text:style-name="T37">Traitement serveur</text:span></text:p><text:p text:style-name="P33"><text:span text:style-name="T37">( détaillé après )</text:span></text:p><draw:enhanced-geometry svg:viewBox="0 0 21600 21600" draw:type="rectangle" draw:enhanced-path="M 0 0 L 21600 0 21600 21600 0 21600 0 0 Z N"/></draw:custom-shape><draw:line text:anchor-type="paragraph" draw:z-index="28" draw:name="Forme4" draw:style-name="gr3" draw:text-style-name="P33" svg:x1="16.531cm" svg:y1="10.784cm" svg:x2="2.445cm" svg:y2="10.634cm"><text:p/></draw:line><draw:frame text:anchor-type="paragraph" draw:z-index="29" draw:name="Forme5" draw:style-name="gr11" draw:text-style-name="P41" svg:width="8.501cm" svg:height="0.779cm" svg:x="4.304cm" svg:y="10.164cm"><draw:text-box><text:p><text:span text:style-name="T38">Envoi de l’état de la partie ( nombre de vies, mot actualisé, … )</text:span></text:p></draw:text-box></draw:frame><draw:custom-shape text:anchor-type="paragraph" draw:z-index="30" draw:name="Forme3" draw:style-name="gr4" draw:text-style-name="P34" svg:width="3.051cm" svg:height="1.003cm" svg:x="13.91cm" svg:y="10.784cm"><text:p text:style-name="P33"><text:span text:style-name="T36">Partie terminée ?</text:span></text:p><text:p text:style-name="P33"><text:span text:style-name="T36">(mot trouvé ou vie = 0)</text:span></text:p><draw:enhanced-geometry svg:viewBox="0 0 21600 21600" draw:type="rectangle" draw:enhanced-path="M 0 0 L 21600 0 21600 21600 0 21600 0 0 Z N"/></draw:custom-shape><draw:custom-shape text:anchor-type="paragraph" draw:z-index="31" draw:name="Forme3" draw:style-name="gr4" draw:text-style-name="P34" svg:width="3.051cm" svg:height="1.003cm" svg:x="13.91cm" svg:y="11.919cm"><text:p text:style-name="P33"><text:span text:style-name="T36">Fermeture du socket</text:span></text:p><text:p text:style-name="P33"><text:span text:style-name="T36">client</text:span></text:p><draw:enhanced-geometry svg:viewBox="0 0 21600 21600" draw:type="rectangle" draw:enhanced-path="M 0 0 L 21600 0 21600 21600 0 21600 0 0 Z N"/></draw:custom-shape><draw:custom-shape text:anchor-type="paragraph" draw:z-index="32" draw:name="Forme3" draw:style-name="gr4" draw:text-style-name="P34" svg:width="3.051cm" svg:height="1.003cm" svg:x="1.076cm" svg:y="11.933cm"><text:p text:style-name="P33"><text:span text:style-name="T36">Fermeture du socket</text:span></text:p><text:p text:style-name="P33"><text:span text:style-name="T36">d’échange</text:span></text:p><draw:enhanced-geometry svg:viewBox="0 0 21600 21600" draw:type="rectangle" draw:enhanced-path="M 0 0 L 21600 0 21600 21600 0 21600 0 0 Z N"/></draw:custom-shape><draw:custom-shape text:anchor-type="paragraph" draw:z-index="33" draw:name="Forme3" draw:style-name="gr4" draw:text-style-name="P34" svg:width="3.051cm" svg:height="1.003cm" svg:x="1.065cm" svg:y="10.784cm"><text:p text:style-name="P33"><text:span text:style-name="T36">Partie terminée ?</text:span></text:p><text:p text:style-name="P33"><text:span text:style-name="T36">(mot trouvé ou vie = 0)</text:span></text:p><draw:enhanced-geometry svg:viewBox="0 0 21600 21600" draw:type="rectangle" draw:enhanced-path="M 0 0 L 21600 0 21600 21600 0 21600 0 0 Z N"/></draw:custom-shape><draw:custom-shape text:anchor-type="paragraph" draw:z-index="34" draw:name="Forme3" draw:style-name="gr4" draw:text-style-name="P34" svg:width="3.051cm" svg:height="1.003cm" svg:x="-0.831cm" svg:y="13.506cm"><text:p text:style-name="P33"><text:span text:style-name="T36">Fermeture du socket</text:span></text:p><text:p text:style-name="P33"><text:span text:style-name="T36">d’écoute</text:span></text:p><draw:enhanced-geometry svg:viewBox="0 0 21600 21600" draw:type="rectangle" draw:enhanced-path="M 0 0 L 21600 0 21600 21600 0 21600 0 0 Z N"/></draw:custom-shape><draw:frame text:anchor-type="paragraph" draw:z-index="35" draw:name="Forme5" draw:style-name="gr9" draw:text-style-name="P40" svg:width="2.486cm" svg:height="0.779cm" svg:x="-1.519cm" svg:y="12.527cm"><draw:text-box><text:p text:style-name="P39"><text:span text:style-name="T38">Fermeture du </text:span></text:p><text:p text:style-name="P39"><text:span text:style-name="T38">Programme ...</text:span></text:p></draw:text-box></draw:frame><draw:frame text:anchor-type="paragraph" draw:z-index="36" draw:name="Forme5" draw:style-name="gr9" draw:text-style-name="P40" svg:width="2.486cm" svg:height="0.779cm" svg:x="11.282cm" svg:y="11.569cm"><draw:text-box><text:p text:style-name="P39"><text:span text:style-name="T38">Fermeture du </text:span></text:p><text:p text:style-name="P39"><text:span text:style-name="T38">Programme ...</text:span></text:p></draw:text-box></draw:frame><draw:frame text:anchor-type="paragraph" draw:z-index="37" draw:name="Forme5" draw:style-name="gr9" draw:text-style-name="P40" svg:width="2.486cm" svg:height="0.779cm" svg:x="14.046cm" svg:y="9.707cm"><draw:text-box><text:p text:style-name="P39"><text:span text:style-name="T38">Boucle de jeu</text:span></text:p><text:p text:style-name="P39"><text:span text:style-name="T38">...</text:span></text:p></draw:text-box></draw:frame><draw:custom-shape text:anchor-type="paragraph" draw:z-index="38" draw:name="Forme8" draw:style-name="gr12" draw:text-style-name="P33" svg:width="1.084cm" svg:height="1.184cm" svg:x="17.189cm" svg:y="9.483cm"><text:p/><draw:enhanced-geometry svg:viewBox="0 0 21600 21600" draw:text-areas="0 0 21600 21600" draw:type="circular-arrow" draw:modifiers="180 133.188644809211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text:anchor-type="paragraph" draw:z-index="39" draw:name="Forme5" draw:style-name="gr11" draw:text-style-name="P43" svg:width="8.501cm" svg:height="0.863cm" svg:x="4.745cm" svg:y="0.328cm"><draw:text-box><text:p text:style-name="P42"><text:span text:style-name="T39">Représentation chronologique des échanges entre le serveur et le client de l’application</text:span></text:p></draw:text-box></draw:frame></text:p>
      <text:p text:style-name="P12"/>
      <text:p text:style-name="P12"/>
      <text:p text:style-name="P26"><text:soft-page-break/>Traitement serveur :</text:p>
      <text:p text:style-name="P13"/>
      <text:p text:style-name="P14"><text:tab/>Lors de chaque tour de jeu, le <text:span text:style-name="T2">serveur</text:span> effectue les tâches suivantes :</text:p>
      <text:list xml:id="list3398230274423170682" text:style-name="L1">
        <text:list-item>
          <text:p text:style-name="P16">Réception du caractère envoyé par le client</text:p>
        </text:list-item>
        <text:list-item>
          <text:p text:style-name="P16">Mise à jour du mot vu par le client</text:p>
        </text:list-item>
        <text:list-item>
          <text:p text:style-name="P16">Si la lettre n’est pas présente alors le joueur perd une vie</text:p>
        </text:list-item>
        <text:list-item>
          <text:p text:style-name="P16">Envoi des données mises à jour au client (mot, nombre de vies, état de la partie)</text:p>
        </text:list-item>
      </text:list>
      <text:p text:style-name="P13"/>
      <text:p text:style-name="P26">Traitement client :</text:p>
      <text:p text:style-name="P13"/>
      <text:p text:style-name="P14"><text:tab/>Lors de chaque tour de jeu, le <text:span text:style-name="T2">client</text:span> effectue de son côté les tâches suivantes :</text:p>
      <text:list xml:id="list3923227733108511390" text:style-name="L2">
        <text:list-item>
          <text:p text:style-name="P15">Récupération et affichage du mot vu par le client (ex : **BL* si le mot à chercher est TABLE)</text:p>
        </text:list-item>
        <text:list-item>
          <text:p text:style-name="P15">Demande de choisir un nouveau caractère et envoi de ce dernier au serveur </text:p>
        </text:list-item>
        <text:list-item>
          <text:p text:style-name="P15">Affichage du résultat de ce choix (Lettre présente dans le mot ou non), affichage du nombre de vies restantes</text:p>
        </text:list-item>
      </text:list>
      <text:p text:style-name="P13"/>
      <text:p text:style-name="P27">Autres informations :</text:p>
      <text:p text:style-name="P17"/>
      <text:list xml:id="list8437918539377284726" text:style-name="L3">
        <text:list-item>
          <text:p text:style-name="P18"><text:span text:style-name="T6">Pour tester notre programme, nous avons utilisé une variable représentant un tableau de mots afin de nous faciliter la tâche. Le mot à trouver est choisi au hasard par le serveur parmi ce tableau. Si on devait améliorer le programme, il serait préférable d’utiliser un fichier dans lequel on <text:s/>pourrait stocké un dictionnaire de mots. </text:span></text:p>
          <text:p text:style-name="P18"><text:span text:style-name="T6"/></text:p>
        </text:list-item>
        <text:list-item>
          <text:p text:style-name="P18"><text:span text:style-name="T6">Dans un soucis pratique, l’affichage est entièrement réalisé par le client. On a fait en sorte de laisser au serveur un travail d’analyse de telle sorte qu’il traite les données que le client lui envoi et renvoi au client uniquement l’essentiel comme un drapeau pour savoir si la partie est terminée ou pas, ou encore, le nombre de vies restantes. </text:span></text:p>
        </text:list-item>
      </text:list>
      <text:p text:style-name="P17"><text:span text:style-name="T6"/></text:p>
      <text:p text:style-name="P27">Notice d’utilisation :</text:p>
      <text:p text:style-name="P17"><text:span text:style-name="T6"/></text:p>
      <text:list xml:id="list4544500092326056528" text:style-name="L5">
        <text:list-item>
          <text:p text:style-name="P29"><text:span text:style-name="T25">Dans l’archive, </text:span><text:span text:style-name="T27">se placer dans le dossier principal </text:span><text:span text:style-name="T25">où se trouve le Makefile et exécuter la commande </text:span><text:span text:style-name="T31">make</text:span><text:span text:style-name="T25">. (si la commande ne fonctionne pas, il est possible que vous deviez installer un paquet. Pour l’installer, veuillez exécuter la commande donnée dans le fichier </text:span><text:span text:style-name="T27">lisezmoi</text:span><text:span text:style-name="T25">) </text:span></text:p>
        </text:list-item>
        <text:list-item>
          <text:p text:style-name="P23"><text:span text:style-name="T27">C</text:span><text:span text:style-name="T26">onfigurez votre réseau</text:span><text:span text:style-name="T24"> comme vous le souhaitez via la commande ifconfig. (vous pouvez par exemple réaliser la configuration suivante : </text:span><text:span text:style-name="T30">sudo ifconfig eth0 200.0.0.1/24</text:span><text:span text:style-name="T24">)</text:span></text:p>
        </text:list-item>
        <text:list-item>
          <text:p text:style-name="P23"><text:span text:style-name="T24">Sur un </text:span><text:span text:style-name="T26">premier terminal</text:span><text:span text:style-name="T24">, lancez le </text:span><text:span text:style-name="T26">programme serveur</text:span><text:span text:style-name="T24"> via la commande </text:span><text:span text:style-name="T30">./serveur</text:span><text:span text:style-name="T24"> (vous pouvez ajouter en argument le numéro de port)</text:span></text:p>
        </text:list-item>
        <text:list-item>
          <text:p text:style-name="P23"><text:span text:style-name="T24">Sur un </text:span><text:span text:style-name="T26">second terminal</text:span><text:span text:style-name="T24">, lancez le </text:span><text:span text:style-name="T26">programme client</text:span><text:span text:style-name="T24"> via la commande</text:span><text:span text:style-name="T30"> </text:span></text:p>
          <text:p text:style-name="P23"><text:span text:style-name="T30">./client <text:s text:c="2"/>adr_serv <text:s text:c="2"/>port_serv</text:span></text:p>
        </text:list-item>
        <text:list-item>
          <text:p text:style-name="P23"><text:span text:style-name="T24">Suivez les instructions du programme client et jouez comme vous le souhaitez ! </text:span></text:p>
        </text:list-item>
      </text:list>
      <text:p text:style-name="P22"><text:span text:style-name="T25"/></text:p>
      <text:p text:style-name="P28"><text:span text:style-name="T32">N.</text:span><text:span text:style-name="T23">B. Vous trouverez la totalité du code source dans l’archive ci-joi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 svg:font-family="" style:font-family-generic="roman"/>
    <style:font-face style:name="FreeSans1" svg:font-family="FreeSans" style:font-family-generic="swiss"/>
    <style:font-face style:name="Menlo" svg:font-family="Menlo" style:font-pitch="fixed"/>
    <style:font-face style:name="Liberation Serif" svg:font-family="'Liberation Serif'" style:font-family-generic="roman" style:font-pitch="variable"/>
    <style:font-face style:name="Carlito" svg:font-family="Carlito" style:font-family-generic="swiss" style:font-pitch="variable"/>
    <style:font-face style:name="Carlito1" svg:font-family="Carlito, 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Carlito" officeooo:rsid="0005dd34" officeooo:paragraph-rsid="000ed8c9"/>
    </style:style>
    <style:style style:name="MP2" style:family="paragraph" style:parent-style-name="Footer">
      <style:text-properties style:font-name="Carlito"/>
    </style:style>
    <style:style style:name="MT1" style:family="text">
      <style:text-properties fo:font-weight="bold" style:font-weight-asian="bold" style:font-weight-complex="bold"/>
    </style:style>
    <style:style style:name="MT2" style:family="text">
      <style:text-properties fo:font-weight="bold" officeooo:rsid="000781f1" style:font-weight-asian="bold" style:font-weight-complex="bold"/>
    </style:style>
    <style:style style:name="MT3" style:family="text">
      <style:text-properties fo:font-style="italic" officeooo:rsid="000a2603" style:font-style-asian="italic" style:font-style-complex="italic"/>
    </style:style>
    <style:style style:name="MT4" style:family="text">
      <style:text-properties officeooo:rsid="000a2603"/>
    </style:style>
    <style:style style:name="MT5" style:family="text">
      <style:text-properties fo:font-weight="bold" officeooo:rsid="000a2603"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06pt solid #000000" fo:border-left="none" fo:border-right="none" fo:padding="0.101cm" style:shadow="none"/>
      </style:header-style>
      <style:footer-style>
        <style:header-footer-properties fo:min-height="0cm" fo:margin-top="0.499cm" fo:border-top="0.06pt solid #000000" fo:border-bottom="none" fo:border-left="none" fo:border-right="none" fo:padding="0.101cm" style:shadow="none"/>
      </style:footer-style>
    </style:page-layout>
  </office:automatic-styles>
  <office:master-styles>
    <style:master-page style:name="Standard" style:page-layout-name="Mpm1">
      <style:header>
        <text:p text:style-name="MP1"><text:span text:style-name="MT1">Polytech Grenoble – </text:span><text:span text:style-name="MT2">RICM3 <text:tab/><text:tab/><text:tab/><text:tab/><text:tab/><text:tab/><text:tab/><text:tab/><text:tab/>2017/2018<text:tab/></text:span></text:p>
      </style:header>
      <style:footer>
        <text:p text:style-name="MP2"><text:span text:style-name="MT3">Ancelin Serre – Damien Wykland – Baptiste Bouvier </text:span><text:span text:style-name="MT4"><text:tab/></text:span><text:span text:style-name="MT5">Page</text:span><text:span text:style-name="MT4"> </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0:51:06.671019330</meta:creation-date>
    <meta:editing-duration>PT43M36S</meta:editing-duration>
    <meta:editing-cycles>23</meta:editing-cycles>
    <meta:generator>LibreOffice/5.1.6.2$Linux_X86_64 LibreOffice_project/10m0$Build-2</meta:generator>
    <dc:date>2018-04-16T14:10:48.463908900</dc:date>
    <meta:document-statistic meta:table-count="0" meta:image-count="0" meta:object-count="0" meta:page-count="3" meta:paragraph-count="38" meta:word-count="1070" meta:character-count="6020" meta:non-whitespace-character-count="4969"/>
  </office:meta>
</office:document-meta>
</file>